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7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0" style:family="paragraph" style:parent-style-name="Standard">
      <style:text-properties officeooo:paragraph-rsid="0c8b5238"/>
    </style:style>
    <style:style style:name="P61" style:family="paragraph" style:parent-style-name="Standard">
      <style:text-properties officeooo:paragraph-rsid="0b0ddd8e"/>
    </style:style>
    <style:style style:name="P62" style:family="paragraph" style:parent-style-name="Standard">
      <style:text-properties officeooo:paragraph-rsid="0ca56a54"/>
    </style:style>
    <style:style style:name="P63" style:family="paragraph" style:parent-style-name="Standard">
      <style:text-properties officeooo:paragraph-rsid="04f68805"/>
    </style:style>
    <style:style style:name="P64" style:family="paragraph" style:parent-style-name="Standard">
      <style:text-properties officeooo:paragraph-rsid="0bad8f69"/>
    </style:style>
    <style:style style:name="P65" style:family="paragraph" style:parent-style-name="Standard">
      <style:text-properties officeooo:paragraph-rsid="0a0f7b62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Standard">
      <style:text-properties officeooo:paragraph-rsid="0cc50ec9"/>
    </style:style>
    <style:style style:name="P68" style:family="paragraph" style:parent-style-name="Standard">
      <style:text-properties officeooo:paragraph-rsid="0cc5fe5b"/>
    </style:style>
    <style:style style:name="P69" style:family="paragraph" style:parent-style-name="Standard">
      <style:text-properties officeooo:paragraph-rsid="0ce3fa52"/>
    </style:style>
    <style:style style:name="P70" style:family="paragraph" style:parent-style-name="Standard">
      <style:text-properties officeooo:paragraph-rsid="0d09f881"/>
    </style:style>
    <style:style style:name="P71" style:family="paragraph" style:parent-style-name="Standard">
      <style:text-properties officeooo:paragraph-rsid="0d1ec96e"/>
    </style:style>
    <style:style style:name="P72" style:family="paragraph" style:parent-style-name="Standard">
      <style:text-properties officeooo:paragraph-rsid="0d4fb2fa"/>
    </style:style>
    <style:style style:name="P73" style:family="paragraph" style:parent-style-name="Standard">
      <style:text-properties officeooo:paragraph-rsid="0d5d07c4"/>
    </style:style>
    <style:style style:name="P74" style:family="paragraph" style:parent-style-name="Standard">
      <style:text-properties officeooo:paragraph-rsid="0d53d678"/>
    </style:style>
    <style:style style:name="P75" style:family="paragraph" style:parent-style-name="Standard">
      <style:text-properties officeooo:paragraph-rsid="0d8c21b9"/>
    </style:style>
    <style:style style:name="P76" style:family="paragraph" style:parent-style-name="Standard">
      <style:text-properties officeooo:paragraph-rsid="0d72706e"/>
    </style:style>
    <style:style style:name="P77" style:family="paragraph" style:parent-style-name="Standard">
      <style:text-properties officeooo:paragraph-rsid="0dbec325"/>
    </style:style>
    <style:style style:name="P78" style:family="paragraph" style:parent-style-name="Standard">
      <style:text-properties officeooo:paragraph-rsid="0de414b5"/>
    </style:style>
    <style:style style:name="P79" style:family="paragraph" style:parent-style-name="Standard">
      <style:text-properties officeooo:paragraph-rsid="0dedec60"/>
    </style:style>
    <style:style style:name="P80" style:family="paragraph" style:parent-style-name="Standard">
      <style:text-properties officeooo:paragraph-rsid="0e03342d"/>
    </style:style>
    <style:style style:name="P81" style:family="paragraph" style:parent-style-name="Standard">
      <style:text-properties officeooo:paragraph-rsid="0e0463fc"/>
    </style:style>
    <style:style style:name="P82" style:family="paragraph" style:parent-style-name="Standard">
      <style:text-properties officeooo:paragraph-rsid="0e051aee"/>
    </style:style>
    <style:style style:name="P83" style:family="paragraph" style:parent-style-name="Standard">
      <style:text-properties officeooo:paragraph-rsid="0e0bda5c"/>
    </style:style>
    <style:style style:name="P84" style:family="paragraph" style:parent-style-name="Standard">
      <style:text-properties officeooo:paragraph-rsid="0e2a40f4"/>
    </style:style>
    <style:style style:name="P85" style:family="paragraph" style:parent-style-name="Standard">
      <style:text-properties officeooo:paragraph-rsid="0e2f7716"/>
    </style:style>
    <style:style style:name="P86" style:family="paragraph" style:parent-style-name="Standard">
      <style:text-properties officeooo:paragraph-rsid="0e38fc62"/>
    </style:style>
    <style:style style:name="P87" style:family="paragraph" style:parent-style-name="Standard">
      <style:text-properties officeooo:paragraph-rsid="0e61c509"/>
    </style:style>
    <style:style style:name="P88" style:family="paragraph" style:parent-style-name="Standard">
      <style:text-properties officeooo:paragraph-rsid="0e66c33c"/>
    </style:style>
    <style:style style:name="P89" style:family="paragraph" style:parent-style-name="Standard">
      <style:text-properties officeooo:paragraph-rsid="0e66fd24"/>
    </style:style>
    <style:style style:name="P90" style:family="paragraph" style:parent-style-name="Standard">
      <style:text-properties officeooo:paragraph-rsid="0e671814"/>
    </style:style>
    <style:style style:name="P91" style:family="paragraph" style:parent-style-name="Standard">
      <style:text-properties officeooo:paragraph-rsid="0e82f1b0"/>
    </style:style>
    <style:style style:name="P92" style:family="paragraph" style:parent-style-name="Standard">
      <style:text-properties officeooo:paragraph-rsid="0e8aa5aa"/>
    </style:style>
    <style:style style:name="P93" style:family="paragraph" style:parent-style-name="Standard">
      <style:text-properties officeooo:rsid="0e8aa5aa" officeooo:paragraph-rsid="0e8aa5aa"/>
    </style:style>
    <style:style style:name="P94" style:family="paragraph" style:parent-style-name="Standard">
      <style:text-properties officeooo:paragraph-rsid="0e9fd222"/>
    </style:style>
    <style:style style:name="P95" style:family="paragraph" style:parent-style-name="Standard">
      <style:text-properties officeooo:paragraph-rsid="0eb9c424"/>
    </style:style>
    <style:style style:name="P96" style:family="paragraph" style:parent-style-name="Footnote">
      <style:text-properties officeooo:paragraph-rsid="0d4c0055"/>
    </style:style>
    <style:style style:name="P97" style:family="paragraph" style:parent-style-name="Footnote">
      <style:text-properties officeooo:rsid="043ccc66" officeooo:paragraph-rsid="0e849f1d"/>
    </style:style>
    <style:style style:name="P98" style:family="paragraph" style:parent-style-name="Footnote">
      <style:text-properties officeooo:rsid="043ccc66" officeooo:paragraph-rsid="0ec8cada"/>
    </style:style>
    <style:style style:name="P99" style:family="paragraph" style:parent-style-name="Footnote">
      <style:text-properties officeooo:paragraph-rsid="0e927a73"/>
    </style:style>
    <style:style style:name="P10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1" style:family="paragraph" style:parent-style-name="Standard">
      <style:text-properties officeooo:rsid="0ec19879" officeooo:paragraph-rsid="0ec19879"/>
    </style:style>
    <style:style style:name="P102" style:family="paragraph" style:parent-style-name="Standard">
      <style:text-properties officeooo:paragraph-rsid="0ec19879"/>
    </style:style>
    <style:style style:name="P10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4" style:family="paragraph" style:parent-style-name="Standard">
      <style:text-properties officeooo:paragraph-rsid="0ec22dd8"/>
    </style:style>
    <style:style style:name="P105" style:family="paragraph" style:parent-style-name="Standard">
      <style:text-properties officeooo:paragraph-rsid="0ecb810d"/>
    </style:style>
    <style:style style:name="P106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112" style:family="paragraph" style:parent-style-name="Standard">
      <style:text-properties officeooo:paragraph-rsid="0ecd4bf5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9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1c53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209bc7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2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2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4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8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8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1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2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3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6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7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1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fo:color="#00000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style:font-size-asian="12pt" style:font-size-complex="12pt"/>
    </style:style>
    <style:style style:name="T32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9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36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37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38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39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40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41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42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43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44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45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5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6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7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loext:opacity="0%" style:font-name="Liberation Sans" officeooo:rsid="047da547"/>
    </style:style>
    <style:style style:name="T36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65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6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6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9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83" style:family="text">
      <style:text-properties style:use-window-font-color="true" loext:opacity="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4" style:family="text">
      <style:text-properties style:use-window-font-color="true" loext:opacity="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5" style:family="text">
      <style:text-properties style:use-window-font-color="true" loext:opacity="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6" style:family="text">
      <style:text-properties style:use-window-font-color="true" loext:opacity="0%" style:font-name="Liberation Sans" fo:font-size="12pt" style:font-size-asian="12pt" style:font-size-complex="12pt"/>
    </style:style>
    <style:style style:name="T387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9" style:family="text">
      <style:text-properties officeooo:rsid="04473353"/>
    </style:style>
    <style:style style:name="T390" style:family="text">
      <style:text-properties fo:font-weight="bold" style:font-weight-asian="bold" style:font-weight-complex="bold"/>
    </style:style>
    <style:style style:name="T391" style:family="text">
      <style:text-properties officeooo:rsid="0aace3cd"/>
    </style:style>
    <style:style style:name="T392" style:family="text">
      <style:text-properties fo:font-size="10pt" style:font-size-asian="10pt" style:font-size-complex="10pt"/>
    </style:style>
    <style:style style:name="T393" style:family="text">
      <style:text-properties officeooo:rsid="0394a435"/>
    </style:style>
    <style:style style:name="T394" style:family="text">
      <style:text-properties officeooo:rsid="0b668458"/>
    </style:style>
    <style:style style:name="T395" style:family="text">
      <style:text-properties officeooo:rsid="0c125172"/>
    </style:style>
    <style:style style:name="T39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9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officeooo:rsid="0cf7e116"/>
    </style:style>
    <style:style style:name="T399" style:family="text">
      <style:text-properties officeooo:rsid="0b952edb"/>
    </style:style>
    <style:style style:name="T400" style:family="text">
      <style:text-properties officeooo:rsid="0dd7714a"/>
    </style:style>
    <style:style style:name="T401" style:family="text">
      <style:text-properties officeooo:rsid="0dd5c0d9"/>
    </style:style>
    <style:style style:name="T402" style:family="text">
      <style:text-properties officeooo:rsid="0dd5fde1"/>
    </style:style>
    <style:style style:name="T403" style:family="text">
      <style:text-properties officeooo:rsid="0e87ed43"/>
    </style:style>
    <style:style style:name="T404" style:family="text">
      <style:text-properties loext:padding="0.049cm" loext:border="0.31pt solid #000000"/>
    </style:style>
    <style:style style:name="T405" style:family="text">
      <style:text-properties officeooo:rsid="0ec3cb48"/>
    </style:style>
    <style:style style:name="T406" style:family="text">
      <style:text-properties officeooo:rsid="0ec42890"/>
    </style:style>
    <style:style style:name="T407" style:family="text">
      <style:text-properties officeooo:rsid="0ec6fcb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7" form:id="control2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8" form:id="control2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text:span text:style-name="T284">C</text:span><text:span text:style-name="T283">hecklist voor </text:span><text:span text:style-name="T285">de installatie</text:span><text:span text:style-name="T283"> van </text:span><text:reference-mark-start text:name="Distributie"/><text:span text:style-name="T286">Debian</text:span><text:reference-mark-end text:name="Distributie"/><text:span text:style-name="T287"> </text:span><text:span text:style-name="T288">GNU/Linux </text:span><text:reference-mark-start text:name="Versie"/><text:span text:style-name="T286">1</text:span><text:span text:style-name="T289">1</text:span><text:reference-mark-end text:name="Versie"/><text:span text:style-name="Strong_20_Emphasis"><text:span text:style-name="T321"> </text:span></text:span><text:span text:style-name="Strong_20_Emphasis"><text:span text:style-name="T322">LTS</text:span></text:span><text:span text:style-name="T290"><text:note text:id="ftn1" text:note-class="footnote"><text:note-citation>1</text:note-citation><text:note-body><text:p text:style-name="P30"><text:span text:style-name="T393">Deze versie heeft codenaam </text:span><text:span text:style-name="T345">B</text:span><text:span text:style-name="T346">ullseye</text:span><text:span text:style-name="T394"> </text:span><text:span text:style-name="T395">(</text:span><text:span text:style-name="T346">bullseye</text:span><text:span text:style-name="T395">)</text:span><text:span text:style-name="T394"> </text:span><text:span text:style-name="T347">en is een zogenaamde LTS-versie (</text:span><text:span text:style-name="T348">LTS=</text:span><text:span text:style-name="T347">Long-Term Support, langetermijnondersteuning). <text:s/></text:span><text:span text:style-name="T349">Deze</text:span><text:span text:style-name="T347"> LTS-versie versch</text:span><text:span text:style-name="T349">een </text:span><text:span text:style-name="T350">in </text:span><text:span text:style-name="T351">augustus</text:span><text:span text:style-name="T347"> 20</text:span><text:span text:style-name="T351">2</text:span><text:span text:style-name="T349">1</text:span><text:span text:style-name="T347"> en wordt </text:span><text:span text:style-name="T357">standaard </text:span><text:span text:style-name="T347">vanaf vrijgave </text:span><text:span text:style-name="T350">vijf</text:span><text:span text:style-name="T347"> jaar ondersteund</text:span><text:span text:style-name="T352"> </text:span><text:span text:style-name="T347">(</text:span><text:span text:style-name="T353">updates </text:span><text:span text:style-name="T347">tot </text:span><text:span text:style-name="T351">augustus</text:span><text:span text:style-name="T349"> </text:span><text:span text:style-name="T347">202</text:span><text:span text:style-name="T351">6</text:span><text:span text:style-name="T352">)</text:span><text:span text:style-name="T354">.</text:span></text:p></text:note-body></text:note></text:span><text:span text:style-name="T291"> </text:span><text:reference-mark-start text:name="Editie"/><text:span text:style-name="T292">desktop</text:span><text:reference-mark-end text:name="Editie"/><text:span text:style-name="T293">.</text:span></text:p>
      <text:p text:style-name="P4"/>
      <text:p text:style-name="Standard"><text:span text:style-name="T38">Kijk op</text:span><text:span text:style-name="T313"> </text:span><text:a xlink:type="simple" xlink:href="https://karelzimmer.nl/" text:style-name="Internet_20_link" text:visited-style-name="Visited_20_Internet_20_Link"><text:span text:style-name="T9">karelzimmer.nl</text:span></text:a><text:span text:style-name="T313"> </text:span><text:span text:style-name="T358">voor</text:span><text:span text:style-name="T359"> </text:span><text:span text:style-name="T360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8"/>
      <text:p text:style-name="P37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61">(zie toelichting)</text:span><text:span text:style-name="T20">:</text:span></text:p>
      <text:p text:style-name="P33"><text:span text:style-name="Definition"><text:span text:style-name="T363">g</text:span></text:span><text:span text:style-name="Definition"><text:span text:style-name="T362">ebruiker</text:span></text:span><text:span text:style-name="Definition"><text:span text:style-name="T367"><text:tab/><text:tab/></text:span></text:span><text:span text:style-name="Definition"><text:span text:style-name="T386"> <text:tab/><text:tab/></text:span></text:span><text:span text:style-name="T368"><draw:control text:anchor-type="as-char" svg:y="-0.429cm" draw:z-index="11" draw:name="Gebruiker" draw:style-name="gr1" draw:text-style-name="P113" svg:width="6.061cm" svg:height="0.6cm" draw:control="control12"><svg:title>Gebruiker</svg:title><svg:desc>Volledige naam, bijv. Jan Stek</svg:desc></draw:control></text:span><text:span text:style-name="T368"><text:tab/></text:span><text:span text:style-name="T369">(</text:span><text:span text:style-name="T364">volledige naam, bijv. </text:span><text:span text:style-name="T381">J</text:span><text:span text:style-name="T382">a</text:span><text:span text:style-name="T381">n </text:span><text:span text:style-name="T382">Jansen</text:span><text:span text:style-name="T365">)</text:span></text:p>
      <text:p text:style-name="Standard"><text:span text:style-name="Definition"><text:span text:style-name="T363">g</text:span></text:span><text:span text:style-name="Definition"><text:span text:style-name="T362">ebruikersnaam<text:tab/></text:span></text:span><text:span text:style-name="Definition"><text:span text:style-name="T362"><draw:control text:anchor-type="as-char" svg:y="-0.429cm" draw:z-index="12" draw:name="Gberuikersnaam" draw:style-name="gr1" draw:text-style-name="P113" svg:width="6.061cm" svg:height="0.6cm" draw:control="control13"><svg:title>Gebruikersnaam</svg:title><svg:desc>Korte naam, bijv. jan</svg:desc></draw:control></text:span></text:span><text:span text:style-name="Definition"><text:span text:style-name="T362"><text:tab/></text:span></text:span><text:span text:style-name="T10">(korte naam, bijv. </text:span><text:span text:style-name="T310">j</text:span><text:span text:style-name="T311">a</text:span><text:span text:style-name="T310">n</text:span><text:span text:style-name="T10">)</text:span></text:p>
      <text:p text:style-name="P32"><text:span text:style-name="Definition"><text:span text:style-name="T371">c</text:span></text:span><text:span text:style-name="Definition"><text:span text:style-name="T370">omputernaam<text:tab/><text:tab/></text:span></text:span><text:span text:style-name="Definition"><text:span text:style-name="T368"><draw:control text:anchor-type="as-char" svg:y="-0.429cm" draw:z-index="13" draw:name="Computernaam" draw:style-name="gr1" draw:text-style-name="P113" svg:width="6.061cm" svg:height="0.6cm" draw:control="control14"><svg:title>Computernaam</svg:title><svg:desc>Unieke naam van de computer</svg:desc></draw:control></text:span></text:span><text:span text:style-name="Definition"><text:span text:style-name="T368"><text:tab/></text:span></text:span><text:span text:style-name="Definition"><text:span text:style-name="T374">(</text:span></text:span><text:span text:style-name="Definition"><text:span text:style-name="T375">naam van de compute</text:span></text:span><text:span text:style-name="Definition"><text:span text:style-name="T376">r, </text:span></text:span><text:span text:style-name="Definition"><text:span text:style-name="T377">bijv. pc01</text:span></text:span><text:span text:style-name="Definition"><text:span text:style-name="T374">)</text:span></text:span></text:p>
      <text:p text:style-name="P32"><text:span text:style-name="Definition"><text:span text:style-name="T363">o</text:span></text:span><text:span text:style-name="Definition"><text:span text:style-name="T362">pstartmenu</text:span></text:span><text:span text:style-name="Definition"><text:span text:style-name="T368"><text:tab/><text:tab/><text:tab/></text:span></text:span><text:span text:style-name="Definition"><text:span text:style-name="T368"><draw:control text:anchor-type="as-char" svg:y="-0.429cm" draw:z-index="14" draw:name="Opstartmenu" draw:style-name="gr1" draw:text-style-name="P113" svg:width="6.061cm" svg:height="0.6cm" draw:control="control15"><svg:title>Opstartmenu</svg:title><svg:desc>Toets voor het opstartmenu ("bootmenu")</svg:desc></draw:control></text:span></text:span><text:span text:style-name="Definition"><text:span text:style-name="T368"><text:tab/></text:span></text:span><text:span text:style-name="Definition"><text:span text:style-name="T374">(</text:span></text:span><text:span text:style-name="Definition"><text:span text:style-name="T375">to</text:span></text:span><text:span text:style-name="Definition"><text:span text:style-name="T378">ets voor het opstartmedium</text:span></text:span><text:span text:style-name="Definition"><text:span text:style-name="T379">)</text:span></text:span></text:p>
      <text:p text:style-name="P32"><text:span text:style-name="Definition"><text:span text:style-name="T372">i</text:span></text:span><text:span text:style-name="Definition"><text:span text:style-name="T373">nstellingen</text:span></text:span><text:span text:style-name="T374"><text:tab/> <text:tab/><text:tab/></text:span><text:span text:style-name="T374"><draw:control text:anchor-type="as-char" svg:y="-0.429cm" draw:z-index="10" draw:name="Instellingen" draw:style-name="gr1" draw:text-style-name="P113" svg:width="6.061cm" svg:height="0.6cm" draw:control="control11"><svg:title>Instellingen</svg:title><svg:desc>Toets voor het BIOS/UEFI-scherm ("setup")</svg:desc></draw:control></text:span><text:span text:style-name="T374"><text:tab/>(</text:span><text:span text:style-name="T375">toets voor het BIOS/UEFI-scherm</text:span><text:span text:style-name="T374">)</text:span></text:p>
      <text:p text:style-name="P111"><text:span text:style-name="Definition"><text:span text:style-name="T384">g</text:span></text:span><text:span text:style-name="Definition"><text:span text:style-name="T383">ebruiker</text:span></text:span><text:span text:style-name="Definition"><text:span text:style-name="T385">2</text:span></text:span><text:span text:style-name="Definition"><text:span text:style-name="T367"><text:tab/></text:span></text:span><text:span text:style-name="Definition"><text:span text:style-name="T386"> <text:tab/><text:tab/></text:span></text:span><text:span text:style-name="T368"><draw:control text:anchor-type="as-char" svg:y="-0.429cm" draw:z-index="26" draw:name="Gebruiker 1" draw:style-name="gr1" draw:text-style-name="P113" svg:width="6.061cm" svg:height="0.6cm" draw:control="control27"><svg:title>Gebruiker</svg:title><svg:desc>Volledige naam, bijv. Jan Stek</svg:desc></draw:control></text:span><text:span text:style-name="T368"><text:tab/></text:span><text:span text:style-name="T369">(</text:span><text:span text:style-name="T364">volledige naam </text:span><text:span text:style-name="T366">evt. 2</text:span><text:span text:style-name="T387">e</text:span><text:span text:style-name="T366"> gebruiker</text:span><text:span text:style-name="T365">)</text:span></text:p>
      <text:p text:style-name="P112"><text:span text:style-name="Definition"><text:span text:style-name="T384">g</text:span></text:span><text:span text:style-name="Definition"><text:span text:style-name="T383">ebruikersnaam</text:span></text:span><text:span text:style-name="Definition"><text:span text:style-name="T385">2</text:span></text:span><text:span text:style-name="Definition"><text:span text:style-name="T362"><text:tab/></text:span></text:span><text:span text:style-name="Definition"><text:span text:style-name="T362"><draw:control text:anchor-type="as-char" svg:y="-0.429cm" draw:z-index="27" draw:name="Gberuikersnaam 1" draw:style-name="gr1" draw:text-style-name="P113" svg:width="6.061cm" svg:height="0.6cm" draw:control="control28"><svg:title>Gebruikersnaam</svg:title><svg:desc>Korte naam, bijv. jan</svg:desc></draw:control></text:span></text:span><text:span text:style-name="Definition"><text:span text:style-name="T362"><text:tab/></text:span></text:span><text:span text:style-name="T10">(korte naam</text:span><text:span text:style-name="T312"> </text:span><text:span text:style-name="T380">evt. 2</text:span><text:span text:style-name="T388">e</text:span><text:span text:style-name="T380"> gebruiker</text:span><text:span text:style-name="T10">)</text:span></text:p>
      <text:p text:style-name="P111"><text:span text:style-name="T299">Vervang </text:span><text:span text:style-name="Definition"><text:span text:style-name="T12">schuingedrukte</text:span></text:span><text:span text:style-name="T299"> </text:span><text:span text:style-name="T300">woorden </text:span><text:span text:style-name="T299">in deze checklist door </text:span><text:span text:style-name="T300">boven</text:span><text:span text:style-name="T299">staande waarden.</text:span></text:p>
      <text:p text:style-name="P39"/>
      <text:p text:style-name="P34"><text:span text:style-name="Strong_20_Emphasis"><text:span text:style-name="T307"/></text:span></text:p>
      <text:p text:style-name="P35"><text:span text:style-name="T301">Nog niet op Linux?<text:tab/></text:span><text:span text:style-name="T304"><text:tab/></text:span><text:span text:style-name="T305">G</text:span><text:span text:style-name="T298">ebruik </text:span><text:span text:style-name="Strong_20_Emphasis"><text:span text:style-name="T309">Checklist migratie</text:span></text:span><text:span text:style-name="T298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302"> onder </text:span><text:span text:style-name="T308">Linux</text:span><text:span text:style-name="T303">.</text:span></text:p>
      <text:p text:style-name="P22"><text:span text:style-name="T278">Nieuwe installatie?<text:tab/></text:span><text:span text:style-name="T280"></text:span><text:span text:style-name="T282"><text:tab/></text:span><text:span text:style-name="T281">B</text:span><text:span text:style-name="T278">egin bij hoofdstuk </text:span><text:span text:style-name="T278"><text:bookmark-ref text:reference-format="page" text:ref-name="__RefNumPara__4009_1271708128">2</text:bookmark-ref></text:span><text:span text:style-name="T278"><text:s text:c="2"/></text:span><text:span text:style-name="T279"><text:bookmark-ref text:reference-format="text" text:ref-name="__RefNumPara__4009_1271708128">Installatie uitvoeren</text:bookmark-ref></text:span><text:span text:style-name="T279">.</text:span></text:p>
      <text:p text:style-name="P31"><text:span text:style-name="Strong_20_Emphasis"><text:span text:style-name="T306"/></text:span></text:p>
      <text:list xml:id="list3406741537" text:style-name="L1">
        <text:list-item>
          <text:p text:style-name="P107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4"><text:span text:style-name="Strong_20_Emphasis"><text:span text:style-name="T66"><text:s/></text:span></text:span><text:span text:style-name="Strong_20_Emphasis"><text:span text:style-name="T121"><draw:control text:anchor-type="as-char" draw:z-index="25" draw:name="Vorm 1" draw:style-name="gr2" draw:text-style-name="P114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3">Leg Wi<text:span text:style-name="T405">F</text:span>i-<text:span text:style-name="T406">gegevens vast zoals de naam v</text:span><text:span text:style-name="T407">a</text:span><text:span text:style-name="T406">n het netwerk (SSID) en wachtwoord</text:span><text:span text:style-name="Strong_20_Emphasis"><text:span text:style-name="T120"><text:note text:id="ftn2" text:note-class="footnote"><text:note-citation>2</text:note-citation><text:note-body><text:p text:style-name="P98"><text:span text:style-name="User_20_Entry"><text:span text:style-name="T225">I</text:span></text:span><text:span text:style-name="User_20_Entry"><text:span text:style-name="T226">n </text:span></text:span><text:span text:style-name="User_20_Entry"><text:span text:style-name="T252">Bitwarden</text:span></text:span><text:span text:style-name="User_20_Entry"><text:span text:style-name="T226"> met </text:span></text:span><text:span text:style-name="User_20_Entry"><text:span text:style-name="T253">Terminalvenster</text:span></text:span><text:span text:style-name="User_20_Entry"><text:span text:style-name="T224">: </text:span></text:span><text:span text:style-name="User_20_Entry"><text:span text:style-name="T275">sudo </text:span></text:span><text:span text:style-name="User_20_Entry"><text:span text:style-name="T277">more</text:span></text:span><text:span text:style-name="User_20_Entry"><text:span text:style-name="T275"> </text:span></text:span><text:span text:style-name="User_20_Entry"><text:span text:style-name="T276">/etc/NetworkManager/system-connections/</text:span></text:span><text:span text:style-name="User_20_Entry"><text:span text:style-name="T275">*</text:span></text:span></text:p></text:note-body></text:note></text:span></text:span><text:span text:style-name="Strong_20_Emphasis"><text:span text:style-name="T120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100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7"><text:span text:style-name="Strong_20_Emphasis"><text:span text:style-name="T66"><text:s/></text:span></text:span><text:span text:style-name="Strong_20_Emphasis"><text:span text:style-name="T121"><draw:control text:anchor-type="as-char" draw:z-index="0" draw:name="Vorm3" draw:style-name="gr2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0"><text:span text:style-name="Strong_20_Emphasis"><text:span text:style-name="T66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7"><text:note text:id="ftn3" text:note-class="footnote"><text:note-citation>3</text:note-citation><text:note-body><text:p text:style-name="P27"><text:span text:style-name="T263">E</text:span><text:span text:style-name="T264">v</text:span><text:span text:style-name="T265">en</text:span><text:span text:style-name="T267">t</text:span><text:span text:style-name="T268">uele </text:span><text:span text:style-name="T269">extra </text:span><text:span text:style-name="T271">gebruiker</text:span><text:span text:style-name="T269">s aanmelden </text:span><text:span text:style-name="T270">en dezelfde stappen uitvoeren</text:span><text:span text:style-name="T266">.</text:span></text:p></text:note-body></text:note></text:span></text:span><text:span text:style-name="Strong_20_Emphasis"><text:span text:style-name="T67">.</text:span></text:span></text:p>
          </table:table-cell>
        </table:table-row>
        <table:table-row table:style-name="TableLine94533019060400">
          <table:table-cell table:style-name="_31_._5f_Installatie_5f_voorbereiden.A1" office:value-type="string">
            <text:p text:style-name="P60"><text:span text:style-name="Strong_20_Emphasis"><text:span text:style-name="T66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533019053648">
          <table:table-cell table:style-name="_31_._5f_Installatie_5f_voorbereiden.A1" office:value-type="string">
            <text:p text:style-name="P67"><text:span text:style-name="Strong_20_Emphasis"><text:span text:style-name="T66"><text:s/></text:span></text:span><text:span text:style-name="Strong_20_Emphasis"><text:span text:style-name="T121"><draw:control text:anchor-type="as-char" draw:z-index="15" draw:name="Vorm4" draw:style-name="gr2" draw:text-style-name="P11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66">Installeer </text:span></text:span><text:span text:style-name="Strong_20_Emphasis"><text:span text:style-name="T68">pakket kz</text:span></text:span><text:span text:style-name="Strong_20_Emphasis"><text:span text:style-name="T66"> </text:span></text:span><text:span text:style-name="Strong_20_Emphasis"><text:span text:style-name="T69">via 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72"><text:note text:id="ftn4" text:note-class="footnote"><text:note-citation>4</text:note-citation><text:note-body><text:p text:style-name="P24"><text:span text:style-name="T294">De </text:span><text:span text:style-name="T295">Super</text:span><text:span text:style-name="T294">-toets is de Windows</text:span><text:span text:style-name="T296">-</text:span><text:span text:style-name="T297">toets</text:span><text:span text:style-name="T294">, </text:span><text:span text:style-name="T296">C</text:span><text:span text:style-name="T294">ommand-</text:span><text:span text:style-name="T297">toets</text:span><text:span text:style-name="T294">, of </text:span><text:span text:style-name="T296">V</text:span><text:span text:style-name="T294">ergrootglas-toets.</text:span>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56">Terminalvenster</text:span></text:span><text:span text:style-name="Strong_20_Emphasis"><text:span text:style-name="T78">.</text:span></text:span><text:span text:style-name="Strong_20_Emphasis"><text:span text:style-name="T75"> </text:span></text:span></text:p>
          </table:table-cell>
        </table:table-row>
        <table:table-row table:style-name="TableLine94533019087520">
          <table:table-cell table:style-name="_31_._5f_Installatie_5f_voorbereiden.A1" office:value-type="string">
            <text:p text:style-name="P71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77"><text:span text:style-name="T4">Typ</text:span><text:span text:style-name="Strong_20_Emphasis"><text:span text:style-name="T79">, of </text:span></text:span><text:span text:style-name="Strong_20_Emphasis"><text:span text:style-name="T75">kopieer en plak, de</text:span></text:span><text:span text:style-name="Strong_20_Emphasis"><text:span text:style-name="T80">z</text:span></text:span><text:span text:style-name="Strong_20_Emphasis"><text:span text:style-name="T75">e </text:span></text:span><text:span text:style-name="Strong_20_Emphasis"><text:span text:style-name="T81">drie </text:span></text:span><text:span text:style-name="Strong_20_Emphasis"><text:span text:style-name="T75">opdrachten, ieder gevolgd door de </text:span></text:span><text:span text:style-name="Strong_20_Emphasis"><text:span text:style-name="T70">Enter</text:span></text:span><text:span text:style-name="Strong_20_Emphasis"><text:span text:style-name="T69">-toets:<text:line-break/></text:span></text:span><text:span text:style-name="User_20_Entry"><text:span text:style-name="T272">sudo</text:span></text:span><text:span text:style-name="User_20_Entry"><text:span text:style-name="T273"> </text:span></text:span><text:span text:style-name="User_20_Entry"><text:span text:style-name="T272">apt install wget</text:span></text:span></text:p>
            <text:p text:style-name="P77"><text:span text:style-name="User_20_Entry"><text:span text:style-name="T273">wget karelzimmer.nl/</text:span></text:span><text:span text:style-name="User_20_Entry"><text:span text:style-name="T274">kz</text:span></text:span><text:span text:style-name="User_20_Entry"><text:span text:style-name="T273"><text:line-break/>bash </text:span></text:span><text:span text:style-name="User_20_Entry"><text:span text:style-name="T274">kz</text:span></text:span></text:p>
          </table:table-cell>
        </table:table-row>
        <table:table-row table:style-name="TableLine9453301899867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3"><text:span text:style-name="T3">V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 table:style-name="TableLine94533019035456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533018990528">
          <table:table-cell table:style-name="_31_._5f_Installatie_5f_voorbereiden.A1" office:value-type="string">
            <text:p text:style-name="P67"><text:span text:style-name="Strong_20_Emphasis"><text:span text:style-name="T66"><text:s/></text:span></text:span><text:span text:style-name="Strong_20_Emphasis"><text:span text:style-name="T121"><draw:control text:anchor-type="as-char" draw:z-index="1" draw:name="Vorm6" draw:style-name="gr2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1">Bereid de installatie voor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84">druk </text:span></text:span><text:span text:style-name="Strong_20_Emphasis"><text:span text:style-name="T85">op de </text:span></text:span><text:span text:style-name="Strong_20_Emphasis"><text:span text:style-name="T86">Super</text:span></text:span><text:span text:style-name="Strong_20_Emphasis"><text:span text:style-name="T85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71">, </text:span></text:span><text:span text:style-name="Strong_20_Emphasis"><text:span text:style-name="T87">t</text:span></text:span><text:span text:style-name="Strong_20_Emphasis"><text:span text:style-name="T74">yp </text:span></text:span><text:span text:style-name="Strong_20_Emphasis"><text:span text:style-name="T157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88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</text:span></text:span><text:span text:style-name="Strong_20_Emphasis"><text:span text:style-name="T122">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85">.</text:span></text:span></text:p>
          </table:table-cell>
        </table:table-row>
        <table:table-row table:style-name="TableLine94533019052288">
          <table:table-cell table:style-name="_31_._5f_Installatie_5f_voorbereiden.A1" office:value-type="string">
            <text:p text:style-name="P67"><text:span text:style-name="Strong_20_Emphasis"><text:span text:style-name="T66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89">K</text:span></text:span><text:span text:style-name="Strong_20_Emphasis"><text:span text:style-name="T90">ie</text:span></text:span><text:span text:style-name="Strong_20_Emphasis"><text:span text:style-name="T91">s</text:span></text:span><text:span text:style-name="Strong_20_Emphasis"><text:span text:style-name="T83"> </text:span></text:span><text:span text:style-name="Strong_20_Emphasis"><text:span text:style-name="T185">1</text:span></text:span><text:span text:style-name="Strong_20_Emphasis"><text:span text:style-name="T186"> </text:span></text:span><text:span text:style-name="Strong_20_Emphasis"><text:span text:style-name="T187">In</text:span></text:span><text:span text:style-name="Strong_20_Emphasis"><text:span text:style-name="T176">stallatie voorbereid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94">v</text:span></text:span><text:span text:style-name="Strong_20_Emphasis"><text:span text:style-name="T83">olg de aanwijzingen op het scherm.</text:span></text:span></text:p>
          </table:table-cell>
        </table:table-row>
      </table:table>
      <text:p text:style-name="P42"/>
      <text:list xml:id="list90827734653046" text:continue-numbering="true" text:style-name="L1">
        <text:list-item>
          <text:p text:style-name="P108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533019104128">
          <table:table-cell table:style-name="_32_._5f_Installatie_5f_uitvoeren.A1" office:value-type="string">
            <text:p text:style-name="P67"><text:span text:style-name="Strong_20_Emphasis"><text:span text:style-name="T66"><text:s/></text:span></text:span><text:span text:style-name="Strong_20_Emphasis"><text:span text:style-name="T121"><draw:control text:anchor-type="as-char" draw:z-index="2" draw:name="Vorm9" draw:style-name="gr2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9"><text:span text:style-name="T325">Start de computer op vanaf </text:span><text:span text:style-name="T326">een </text:span><text:span text:style-name="T326"><text:reference-ref text:reference-format="text" text:ref-name="Distributie">Debian</text:reference-ref></text:span><text:span text:style-name="T326"><text:s/></text:span><text:span text:style-name="Strong_20_Emphasis"><text:span text:style-name="T314"><text:reference-ref text:reference-format="text" text:ref-name="Versie">11</text:reference-ref></text:span></text:span><text:span text:style-name="Strong_20_Emphasis"><text:span text:style-name="T314"><text:s/></text:span></text:span><text:span text:style-name="T327">(</text:span><text:span text:style-name="T328">Live</text:span><text:span text:style-name="T213"><text:note text:id="ftn5" text:note-class="footnote"><text:note-citation>1</text:note-citation><text:note-body><text:p text:style-name="P28"><text:span text:style-name="T389">Vanaf ee</text:span>n Live <text:span text:style-name="T391">USB-stick of </text:span><text:span text:style-name="T355">CD</text:span><text:span text:style-name="T392"> </text:span>kunt <text:span text:style-name="T389">u opstarten en</text:span> met <text:reference-ref text:reference-format="text" text:ref-name="Distributie">Debian</text:reference-ref><text:s/>werken zonder deze te installeren.</text:p></text:note-body></text:note></text:span><text:span text:style-name="T214">)</text:span><text:span text:style-name="T212"> </text:span><text:span text:style-name="T215">GNOME</text:span><text:span text:style-name="T212"> </text:span><text:span text:style-name="T216">USB-stick</text:span><text:span text:style-name="T216"><text:note text:id="ftn6" text:note-class="footnote"><text:note-citation>2</text:note-citation><text:note-body><text:p text:style-name="P99"><text:span text:style-name="T21">D</text:span><text:span text:style-name="Strong_20_Emphasis"><text:span text:style-name="T227">ow</text:span></text:span><text:span text:style-name="Strong_20_Emphasis"><text:span text:style-name="T228">nload </text:span></text:span><text:span text:style-name="Strong_20_Emphasis"><text:span text:style-name="T220">e</text:span></text:span><text:span text:style-name="Strong_20_Emphasis"><text:span text:style-name="T229">e</text:span></text:span><text:span text:style-name="Strong_20_Emphasis"><text:span text:style-name="T230">n</text:span></text:span><text:span text:style-name="Strong_20_Emphasis"><text:span text:style-name="T261"> </text:span></text:span><text:span text:style-name="Strong_20_Emphasis"><text:span text:style-name="T228">Live CD </text:span></text:span><text:span text:style-name="Strong_20_Emphasis"><text:span text:style-name="T231">v</text:span></text:span><text:span text:style-name="Strong_20_Emphasis"><text:span text:style-name="T232">anaf</text:span></text:span><text:span text:style-name="Strong_20_Emphasis"><text:span text:style-name="T233"> </text:span></text:span><text:a xlink:type="simple" xlink:href="https://www.debian.org/CD/live/" text:style-name="Internet_20_link" text:visited-style-name="Visited_20_Internet_20_Link"><text:span text:style-name="Strong_20_Emphasis"><text:span text:style-name="T396">debian.org/cd/live</text:span></text:span></text:a><text:span text:style-name="Strong_20_Emphasis"><text:span text:style-name="T233">, blader naar beneden en klik op </text:span></text:span><text:span text:style-name="Strong_20_Emphasis"><text:span text:style-name="T247">unofficial live images for stable with firmware included</text:span></text:span><text:span text:style-name="Strong_20_Emphasis"><text:span text:style-name="T233">. Klik vervolgens door </text:span></text:span><text:span text:style-name="Strong_20_Emphasis"><text:span text:style-name="T221">naar</text:span></text:span><text:span text:style-name="Strong_20_Emphasis"><text:span text:style-name="T233"> </text:span></text:span><text:span text:style-name="Strong_20_Emphasis"><text:span text:style-name="T247">amd64</text:span></text:span><text:span text:style-name="Strong_20_Emphasis"><text:span text:style-name="T233"> en </text:span></text:span><text:span text:style-name="Strong_20_Emphasis"><text:span text:style-name="T247">iso-hybrid</text:span></text:span><text:span text:style-name="Strong_20_Emphasis"><text:span text:style-name="T233">. </text:span></text:span><text:span text:style-name="Strong_20_Emphasis"><text:span text:style-name="T221">D</text:span></text:span><text:span text:style-name="Strong_20_Emphasis"><text:span text:style-name="T234">aar aangekomen kies </text:span></text:span><text:span text:style-name="T248">debian-live-11</text:span><text:span text:style-name="T249">-</text:span><text:span text:style-name="T248">amd-64-</text:span><text:span text:style-name="T249">gnome</text:span><text:span text:style-name="T250">+non-fre</text:span><text:span text:style-name="T251">e</text:span><text:span text:style-name="T250">.iso</text:span><text:span text:style-name="Strong_20_Emphasis"><text:span text:style-name="T228">, </text:span></text:span><text:span text:style-name="Strong_20_Emphasis"><text:span text:style-name="T227">e</text:span></text:span><text:span text:style-name="Strong_20_Emphasis"><text:span text:style-name="T235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6"><text:span text:style-name="T21"><text:tab/></text:span><text:span text:style-name="Strong_20_Emphasis"><text:span text:style-name="T222">G</text:span></text:span><text:span text:style-name="Strong_20_Emphasis"><text:span text:style-name="T236">ebruik </text:span></text:span><text:span text:style-name="Strong_20_Emphasis"><text:span text:style-name="T237">het programma balenaEtche</text:span></text:span><text:span text:style-name="Strong_20_Emphasis"><text:span text:style-name="T238">r</text:span></text:span><text:span text:style-name="Strong_20_Emphasis"><text:span text:style-name="T237"> </text:span></text:span><text:span text:style-name="Strong_20_Emphasis"><text:span text:style-name="T239">(</text:span></text:span><text:a xlink:type="simple" xlink:href="https://www.balena.io/etcher/" text:style-name="Internet_20_link" text:visited-style-name="Visited_20_Internet_20_Link"><text:span text:style-name="Strong_20_Emphasis"><text:span text:style-name="T397">etcher.io</text:span></text:span></text:a><text:span text:style-name="Strong_20_Emphasis"><text:span text:style-name="T239">) </text:span></text:span><text:span text:style-name="Strong_20_Emphasis"><text:span text:style-name="T240">om de CD naar de USB-stick te schrijven</text:span></text:span><text:span text:style-name="Strong_20_Emphasis"><text:span text:style-name="T239">; </text:span></text:span><text:span text:style-name="Strong_20_Emphasis"><text:span text:style-name="T237">balenaEtche</text:span></text:span><text:span text:style-name="Strong_20_Emphasis"><text:span text:style-name="T238">r</text:span></text:span><text:span text:style-name="Strong_20_Emphasis"><text:span text:style-name="T241"> is</text:span></text:span><text:span text:style-name="Strong_20_Emphasis"><text:span text:style-name="T239"> </text:span></text:span><text:span text:style-name="Strong_20_Emphasis"><text:span text:style-name="T242">beschikbaar voor </text:span></text:span><text:span text:style-name="Strong_20_Emphasis"><text:span text:style-name="T243">Windows, </text:span></text:span><text:span text:style-name="Strong_20_Emphasis"><text:span text:style-name="T244">OS X</text:span></text:span><text:span text:style-name="Strong_20_Emphasis"><text:span text:style-name="T237">, </text:span></text:span><text:span text:style-name="Strong_20_Emphasis"><text:span text:style-name="T239">en </text:span></text:span><text:span text:style-name="Strong_20_Emphasis"><text:span text:style-name="T245">GNU/</text:span></text:span><text:span text:style-name="Strong_20_Emphasis"><text:span text:style-name="T237">Linux</text:span></text:span><text:span text:style-name="Strong_20_Emphasis"><text:span text:style-name="T246">.</text:span></text:span></text:p></text:note-body></text:note></text:span><text:span text:style-name="T216"> </text:span><text:span text:style-name="T217">of</text:span><text:span text:style-name="T216"> </text:span><text:span text:style-name="T207">C</text:span><text:span text:style-name="T216">D</text:span><text:span text:style-name="T216"><text:note text:id="ftn7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2">.</text:span></text:p>
            <text:p text:style-name="P62"><text:span text:style-name="T218">Opstartmenu/</text:span><text:span text:style-name="T219">boot menu</text:span><text:span text:style-name="T218"> </text:span><text:span text:style-name="T212">via </text:span><text:span text:style-name="Definition"><text:span text:style-name="T5">opstartmenu</text:span></text:span><text:span text:style-name="T212">, </text:span><text:span text:style-name="T218">instellingen/</text:span><text:span text:style-name="T219">setup</text:span><text:span text:style-name="T212"> via </text:span><text:span text:style-name="Definition"><text:span text:style-name="T5">instellingen</text:span></text:span><text:span text:style-name="T212">.</text:span></text:p>
          </table:table-cell>
        </table:table-row>
        <table:table-row table:style-name="TableLine94533019121424">
          <table:table-cell table:style-name="_32_._5f_Installatie_5f_uitvoeren.A1" office:value-type="string">
            <text:p text:style-name="P67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4">K</text:span></text:span><text:span text:style-name="Strong_20_Emphasis"><text:span text:style-name="T125">ies </text:span></text:span><text:span text:style-name="Strong_20_Emphasis"><text:span text:style-name="T126">eerste keuze </text:span></text:span><text:span text:style-name="Strong_20_Emphasis"><text:span text:style-name="T127">en druk op de </text:span></text:span><text:span text:style-name="Strong_20_Emphasis"><text:span text:style-name="T128">Enter</text:span></text:span><text:span text:style-name="Strong_20_Emphasis"><text:span text:style-name="T127">-toets.</text:span></text:span></text:p>
          </table:table-cell>
        </table:table-row>
        <table:table-row table:style-name="TableLine9453301936446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0"><text:span text:style-name="Strong_20_Emphasis"><text:span text:style-name="T66"><text:s/></text:span></text:span><text:span text:style-name="Strong_20_Emphasis"><text:span text:style-name="T121"><draw:control text:anchor-type="as-char" draw:z-index="19" draw:name="Vorm11_0" draw:style-name="gr2" draw:text-style-name="P11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7">Welcom</text:span></text:span><text:span text:style-name="Strong_20_Emphasis"><text:span text:style-name="T195">e</text:span></text:span><text:span text:style-name="Strong_20_Emphasis"><text:span text:style-name="T146"> </text:span></text:span><text:span text:style-name="Strong_20_Emphasis"><text:span text:style-name="T147">en </text:span></text:span><text:span text:style-name="Strong_20_Emphasis"><text:span text:style-name="T196">Typing </text:span></text:span><text:span text:style-name="Strong_20_Emphasis"><text:span text:style-name="T134">klik op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8"><text:span text:style-name="Strong_20_Emphasis"><text:span text:style-name="T45">Als het scherm </text:span></text:span><text:span text:style-name="Strong_20_Emphasis"><text:span text:style-name="T169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4"> </text:span></text:span><text:span text:style-name="Strong_20_Emphasis"><text:span text:style-name="T196">N</text:span></text:span><text:span text:style-name="Strong_20_Emphasis"><text:span text:style-name="T167">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6">Privacy</text:span></text:span><text:span text:style-name="Strong_20_Emphasis"><text:span text:style-name="T146"> </text:span></text:span><text:span text:style-name="Strong_20_Emphasis"><text:span text:style-name="T134">klik op </text:span></text:span><text:span text:style-name="Strong_20_Emphasis"><text:span text:style-name="T196">Next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129">O</text:span></text:span><text:span text:style-name="Strong_20_Emphasis"><text:span text:style-name="T135">p het scherm </text:span></text:span><text:span text:style-name="Strong_20_Emphasis"><text:span text:style-name="T175">Connect Your Online Accounts</text:span></text:span><text:span text:style-name="Strong_20_Emphasis"><text:span text:style-name="T135"> </text:span></text:span><text:span text:style-name="Strong_20_Emphasis"><text:span text:style-name="T136">klik </text:span></text:span><text:span text:style-name="Strong_20_Emphasis"><text:span text:style-name="T135">op </text:span></text:span><text:span text:style-name="Strong_20_Emphasis"><text:span text:style-name="T175">Skip</text:span></text:span><text:span text:style-name="Strong_20_Emphasis"><text:span text:style-name="T13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5">Setup Complete</text:span></text:span><text:span text:style-name="Strong_20_Emphasis"><text:span text:style-name="T197"> </text:span></text:span><text:span text:style-name="Strong_20_Emphasis"><text:span text:style-name="T134">klik op </text:span></text:span><text:span text:style-name="Strong_20_Emphasis"><text:span text:style-name="T195">Start Using Debian GNU/Linux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4"><text:span text:style-name="Strong_20_Emphasis"><text:span text:style-name="T46">Sluit het scherm </text:span></text:span><text:span text:style-name="Strong_20_Emphasis"><text:span text:style-name="T198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533019366768">
          <table:table-cell table:style-name="_32_._5f_Installatie_5f_uitvoeren.A1" office:value-type="string">
            <text:p text:style-name="P75"><text:span text:style-name="Strong_20_Emphasis"><text:span text:style-name="T66"><text:s/></text:span></text:span><text:span text:style-name="Strong_20_Emphasis"><text:span text:style-name="T121"><draw:control text:anchor-type="as-char" draw:z-index="17" draw:name="Vorm13_1" draw:style-name="gr2" draw:text-style-name="P114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47">Start de installatie</text:span></text:span><text:span text:style-name="Strong_20_Emphasis"><text:span text:style-name="T137">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95">klik op </text:span></text:span><text:span text:style-name="Strong_20_Emphasis"><text:span text:style-name="T159">Activities</text:span></text:span><text:span text:style-name="Strong_20_Emphasis"><text:span text:style-name="T95"> en </text:span></text:span><text:span text:style-name="Strong_20_Emphasis"><text:span text:style-name="T96">een </text:span></text:span><text:span text:style-name="Strong_20_Emphasis"><text:span text:style-name="T95">klik op</text:span></text:span><text:span text:style-name="Strong_20_Emphasis"><text:span text:style-name="T97"> </text:span></text:span><text:span text:style-name="Strong_20_Emphasis"><text:span text:style-name="T160">Install Debian</text:span></text:span><text:span text:style-name="Strong_20_Emphasis"><text:span text:style-name="T48">.</text:span></text:span></text:p>
          </table:table-cell>
        </table:table-row>
        <table:table-row table:style-name="TableLine94533019367056">
          <table:table-cell table:style-name="_32_._5f_Installatie_5f_uitvoeren.A1" office:value-type="string">
            <text:p text:style-name="P67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81"><text:span text:style-name="Strong_20_Emphasis"><text:span text:style-name="T47">Bij </text:span></text:span><text:span text:style-name="Strong_20_Emphasis"><text:span text:style-name="T170">Welcome</text:span></text:span><text:span text:style-name="Strong_20_Emphasis"><text:span text:style-name="T47"> kies </text:span></text:span><text:span text:style-name="Strong_20_Emphasis"><text:span text:style-name="T170">Nederlands</text:span></text:span><text:span text:style-name="Strong_20_Emphasis"><text:span text:style-name="T47"> en klik op </text:span></text:span><text:span text:style-name="Strong_20_Emphasis"><text:span text:style-name="T170">Volgende</text:span></text:span><text:span text:style-name="Strong_20_Emphasis"><text:span text:style-name="T47">.</text:span></text:span></text:p>
          </table:table-cell>
        </table:table-row>
        <table:table-row table:style-name="TableLine94533019367344">
          <table:table-cell table:style-name="_32_._5f_Installatie_5f_uitvoeren.A1" office:value-type="string">
            <text:p text:style-name="P83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90">Locatie</text:span> kies bij <text:span text:style-name="T390">Regio</text:span> voor <text:span text:style-name="T390">Europa</text:span> en klik op <text:span text:style-name="T390">Volgende</text:span>.</text:p>
          </table:table-cell>
        </table:table-row>
        <table:table-row table:style-name="TableLine94533019367632">
          <table:table-cell table:style-name="_32_._5f_Installatie_5f_uitvoeren.A1" office:value-type="string">
            <text:p text:style-name="P83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9">Bij <text:span text:style-name="T390">Toetsenbord</text:span> kies <text:span text:style-name="T390">English (US)</text:span> en klik op <text:span text:style-name="T390">Volgende</text:span>.</text:p>
          </table:table-cell>
        </table:table-row>
        <table:table-row table:style-name="TableLine9453301936792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533019368208">
          <table:table-cell table:style-name="_32_._5f_Installatie_5f_uitvoeren.A1" office:value-type="string">
            <text:p text:style-name="P83"><text:span text:style-name="Strong_20_Emphasis"><text:span text:style-name="T66"><text:s/></text:span></text:span><text:span text:style-name="Strong_20_Emphasis"><text:span text:style-name="T121"><draw:control text:anchor-type="as-char" draw:z-index="20" draw:name="Vorm13_4" draw:style-name="gr2" draw:text-style-name="P114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1"><text:span text:style-name="T6">Bij </text:span><text:span text:style-name="T18">Partities</text:span><text:span text:style-name="T6"> </text:span><text:span text:style-name="T323">selecteer</text:span><text:span text:style-name="T6"> </text:span><text:span text:style-name="T7">de </text:span><text:span text:style-name="T6">gewenste </text:span><text:span text:style-name="T324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1">Volgende</text:span></text:span><text:span text:style-name="Strong_20_Emphasis"><text:span text:style-name="T49">.</text:span></text:span></text:p>
          </table:table-cell>
        </table:table-row>
        <table:table-row table:style-name="TableLine9453301936849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533019368784">
          <table:table-cell table:style-name="_32_._5f_Installatie_5f_uitvoeren.A1" office:value-type="string">
            <text:p text:style-name="P67"><text:span text:style-name="Strong_20_Emphasis"><text:span text:style-name="T66"><text:s/></text:span></text:span><text:span text:style-name="Strong_20_Emphasis"><text:span text:style-name="T121"><draw:control text:anchor-type="as-char" draw:z-index="3" draw:name="Vorm13" draw:style-name="gr2" draw:text-style-name="P11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130">Bij </text:span></text:span><text:span text:style-name="Strong_20_Emphasis"><text:span text:style-name="T168">Gebruikers</text:span></text:span><text:span text:style-name="Strong_20_Emphasis"><text:span text:style-name="T130"> vul in </text:span></text:span><text:span text:style-name="Strong_20_Emphasis"><text:span text:style-name="T172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8">,</text:span></text:span><text:span text:style-name="Strong_20_Emphasis"><text:span text:style-name="T51"> </text:span></text:span><text:span text:style-name="Strong_20_Emphasis"><text:span text:style-name="T172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3">Wat is de </text:span></text:span><text:span text:style-name="Strong_20_Emphasis"><text:span text:style-name="T172">naam van deze </text:span></text:span><text:span text:style-name="Strong_20_Emphasis"><text:span text:style-name="T173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1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V</text:span></text:span><text:span text:style-name="Strong_20_Emphasis"><text:span text:style-name="T178">olgende</text:span></text:span><text:span text:style-name="Strong_20_Emphasis"><text:span text:style-name="T41">.</text:span></text:span></text:p>
          </table:table-cell>
        </table:table-row>
        <table:table-row table:style-name="TableLine9453301936907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533019369360">
          <table:table-cell table:style-name="_32_._5f_Installatie_5f_uitvoeren.A1" office:value-type="string">
            <text:p text:style-name="P67"><text:span text:style-name="Strong_20_Emphasis"><text:span text:style-name="T66"><text:s/></text:span></text:span><text:span text:style-name="Strong_20_Emphasis"><text:span text:style-name="T121"><draw:control text:anchor-type="as-char" draw:z-index="4" draw:name="Vorm14" draw:style-name="gr2" draw:text-style-name="P11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5">Bij </text:span></text:span><text:span text:style-name="Strong_20_Emphasis"><text:span text:style-name="T199">Samenvatting</text:span></text:span><text:span text:style-name="Strong_20_Emphasis"><text:span text:style-name="T148"> </text:span></text:span><text:span text:style-name="Strong_20_Emphasis"><text:span text:style-name="T149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9">Installeer</text:span></text:span><text:span text:style-name="Strong_20_Emphasis"><text:span text:style-name="T41">.</text:span></text:span></text:p>
          </table:table-cell>
        </table:table-row>
        <table:table-row table:style-name="TableLine94533019369648">
          <table:table-cell table:style-name="_32_._5f_Installatie_5f_uitvoeren.A1" office:value-type="string">
            <text:p text:style-name="P85"><text:span text:style-name="Strong_20_Emphasis"><text:span text:style-name="T66"/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55">Bij </text:span></text:span><text:span text:style-name="Strong_20_Emphasis"><text:span text:style-name="T200">Beëindigen</text:span></text:span><text:span text:style-name="Strong_20_Emphasis"><text:span text:style-name="T148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80">Voltooid</text:span></text:span><text:span text:style-name="Strong_20_Emphasis"><text:span text:style-name="T41">.</text:span></text:span></text:p>
          </table:table-cell>
        </table:table-row>
        <table:table-row table:style-name="TableLine9453301936993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4533019370336">
          <table:table-cell table:style-name="_32_._5f_Installatie_5f_uitvoeren.A1" office:value-type="string">
            <text:p text:style-name="P67"><text:span text:style-name="Strong_20_Emphasis"><text:span text:style-name="T66"><text:s/></text:span></text:span><text:span text:style-name="Strong_20_Emphasis"><text:span text:style-name="T121"><draw:control text:anchor-type="as-char" draw:z-index="5" draw:name="Vorm20" draw:style-name="gr2" draw:text-style-name="P11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38">Verwijder </text:span></text:span><text:span text:style-name="Strong_20_Emphasis"><text:span text:style-name="T139">het </text:span></text:span><text:span text:style-name="Strong_20_Emphasis"><text:span text:style-name="T138">installatiemedium (</text:span></text:span><text:span text:style-name="Strong_20_Emphasis"><text:span text:style-name="T140">USB-stick of </text:span></text:span><text:span text:style-name="Strong_20_Emphasis"><text:span text:style-name="T131">C</text:span></text:span><text:span text:style-name="Strong_20_Emphasis"><text:span text:style-name="T140">D</text:span></text:span><text:span text:style-name="Strong_20_Emphasis"><text:span text:style-name="T37"><text:note-ref text:note-class="footnote" text:reference-format="text" text:ref-name="ftn7">3</text:note-ref></text:span></text:span><text:span text:style-name="Strong_20_Emphasis"><text:span text:style-name="T138">) </text:span></text:span><text:span text:style-name="Strong_20_Emphasis"><text:span text:style-name="T141">en</text:span></text:span><text:span text:style-name="Strong_20_Emphasis"><text:span text:style-name="T138"> </text:span></text:span><text:span text:style-name="Strong_20_Emphasis"><text:span text:style-name="T142">druk </text:span></text:span><text:span text:style-name="Strong_20_Emphasis"><text:span text:style-name="T143">op</text:span></text:span><text:span text:style-name="Strong_20_Emphasis"><text:span text:style-name="T142"> </text:span></text:span><text:span text:style-name="Strong_20_Emphasis"><text:span text:style-name="T127">de </text:span></text:span><text:span text:style-name="Strong_20_Emphasis"><text:span text:style-name="T128">Enter</text:span></text:span><text:span text:style-name="Strong_20_Emphasis"><text:span text:style-name="T127">-toets</text:span></text:span><text:span text:style-name="Strong_20_Emphasis"><text:span text:style-name="T144">.</text:span></text:span></text:p>
          </table:table-cell>
        </table:table-row>
      </table:table>
      <text:p text:style-name="P61"><text:span text:style-name="Strong_20_Emphasis"><text:span text:style-name="T142"/></text:span></text:p>
      <text:list xml:id="list90826984172976" text:continue-numbering="true" text:style-name="L1">
        <text:list-item>
          <text:p text:style-name="P110"><text:span text:style-name="Strong_20_Emphasis"><text:span text:style-name="T201">Installatie </text:span></text:span><text:span text:style-name="Strong_20_Emphasis"><text:span text:style-name="T202">afronden</text:span></text:span></text:p>
        </text:list-item>
      </text:list>
      <text:p text:style-name="P63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533019226496">
          <table:table-cell table:style-name="_33_._5f_Installatie_5f_afron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6" draw:name="Vorm22" draw:style-name="gr2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53301945233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33019565184">
          <table:table-cell table:style-name="_33_._5f_Installatie_5f_afronden.A1" office:value-type="string">
            <text:p text:style-name="P78"><text:span text:style-name="Strong_20_Emphasis"><text:span text:style-name="T66"><text:s/></text:span></text:span><text:span text:style-name="Strong_20_Emphasis"><text:span text:style-name="T121"><draw:control text:anchor-type="as-char" draw:z-index="18" draw:name="Vorm22_1" draw:style-name="gr2" draw:text-style-name="P11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4"> </text:span></text:span><text:span text:style-name="Strong_20_Emphasis"><text:span text:style-name="T203">Volgende </text:span></text:span><text:span text:style-name="Strong_20_Emphasis"><text:span text:style-name="T150">of </text:span></text:span><text:span text:style-name="Strong_20_Emphasis"><text:span text:style-name="T204">Overslaan</text:span></text:span><text:span text:style-name="Strong_20_Emphasis"><text:span text:style-name="T134">.</text:span></text:span></text:p>
          </table:table-cell>
        </table:table-row>
        <table:table-row table:style-name="TableLine945330193968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7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5">Installatie Voltooid</text:span></text:span><text:span text:style-name="Strong_20_Emphasis"><text:span text:style-name="T197"> </text:span></text:span><text:span text:style-name="Strong_20_Emphasis"><text:span text:style-name="T134">klik op </text:span></text:span><text:span text:style-name="Strong_20_Emphasis"><text:span text:style-name="T205">Beginnen met</text:span></text:span><text:span text:style-name="Strong_20_Emphasis"><text:span text:style-name="T195"> Debian GNU/Linux</text:span></text:span><text:span text:style-name="Strong_20_Emphasis"><text:span text:style-name="T134">.</text:span></text:span></text:p>
          </table:table-cell>
        </table:table-row>
        <table:table-row table:style-name="TableLine945330195198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6">Sluit het scherm </text:span></text:span><text:span text:style-name="Strong_20_Emphasis"><text:span text:style-name="T206">Aan de slag</text:span></text:span><text:span text:style-name="Strong_20_Emphasis"><text:span text:style-name="T46">.</text:span></text:span></text:p>
          </table:table-cell>
        </table:table-row>
        <table:table-row table:style-name="TableLine945330194279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6"><text:span text:style-name="Strong_20_Emphasis"><text:span text:style-name="T134"/></text:span></text:p>
          </table:table-cell>
        </table:table-row>
        <table:table-row table:style-name="TableLine94533019518176">
          <table:table-cell table:style-name="_33_._5f_Installatie_5f_afron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7" draw:name="Vorm23" draw:style-name="gr2" draw:text-style-name="P11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105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Strong_20_Emphasis"><text:span text:style-name="T174">Standaard</text:span></text:span><text:span text:style-name="Strong_20_Emphasis"><text:span text:style-name="T65"> of </text:span></text:span><text:span text:style-name="Strong_20_Emphasis"><text:span text:style-name="T174">Beheerder</text:span></text:span><text:span text:style-name="Strong_20_Emphasis"><text:span text:style-name="T59"> </text:span></text:span><text:span text:style-name="Definition"><text:span text:style-name="T25">gebruiker</text:span></text:span><text:span text:style-name="Strong_20_Emphasis"><text:span text:style-name="T145">s </text:span></text:span><text:span text:style-name="Strong_20_Emphasis"><text:span text:style-name="T137">toe </text:span></text:span><text:span text:style-name="Strong_20_Emphasis"><text:span text:style-name="T69">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72"><text:note text:id="ftn8" text:note-class="footnote"><text:note-citation>1</text:note-citation><text:note-body><text:p text:style-name="P25"><text:span text:style-name="T294">De </text:span><text:span text:style-name="T295">Super</text:span><text:span text:style-name="T294">-toets is de Windows</text:span><text:span text:style-name="T296">-</text:span><text:span text:style-name="T297">toets</text:span><text:span text:style-name="T294">, </text:span><text:span text:style-name="T296">C</text:span><text:span text:style-name="T294">ommand-</text:span><text:span text:style-name="T297">toets</text:span><text:span text:style-name="T294">, of </text:span><text:span text:style-name="T296">V</text:span><text:span text:style-name="T294">ergrootglas-toets.</text:span>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1">geb</text:span></text:span><text:span text:style-name="Strong_20_Emphasis"><text:span text:style-name="T162">r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</text:span></text:span><text:span text:style-name="Strong_20_Emphasis"><text:span text:style-name="T98">bij </text:span></text:span><text:span text:style-name="Strong_20_Emphasis"><text:span text:style-name="T181">Instellingen </text:span></text:span><text:span text:style-name="Strong_20_Emphasis"><text:span text:style-name="T99">rechts o</text:span></text:span><text:span text:style-name="Strong_20_Emphasis"><text:span text:style-name="T69">p </text:span></text:span><text:span text:style-name="Strong_20_Emphasis"><text:span text:style-name="T182">Gebruikers</text:span></text:span><text:span text:style-name="Strong_20_Emphasis"><text:span text:style-name="T100">.</text:span></text:span></text:p>
          </table:table-cell>
        </table:table-row>
        <table:table-row table:style-name="TableLine9453301954540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32">Klik links</text:span></text:span><text:span text:style-name="Strong_20_Emphasis"><text:span text:style-name="T152"> </text:span></text:span><text:span text:style-name="Strong_20_Emphasis"><text:span text:style-name="T101">op </text:span></text:span><text:span text:style-name="Strong_20_Emphasis"><text:span text:style-name="T163">Ontgrendelen</text:span></text:span><text:span text:style-name="Strong_20_Emphasis"><text:span text:style-name="T101"> </text:span></text:span><text:span text:style-name="Strong_20_Emphasis"><text:span text:style-name="T102">en daarna op </text:span></text:span><text:span text:style-name="Strong_20_Emphasis"><text:span text:style-name="T188">Gebruik</text:span></text:span><text:span text:style-name="Strong_20_Emphasis"><text:span text:style-name="T189">er</text:span></text:span><text:span text:style-name="Strong_20_Emphasis"><text:span text:style-name="T188"> toevoegen</text:span></text:span><text:span text:style-name="Strong_20_Emphasis"><text:span text:style-name="T102">.</text:span></text:span></text:p>
          </table:table-cell>
        </table:table-row>
        <table:table-row table:style-name="TableLine9453301956470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8"><text:span text:style-name="Strong_20_Emphasis"><text:span text:style-name="T152">Sluit </text:span></text:span><text:span text:style-name="Strong_20_Emphasis"><text:span text:style-name="T188">Gebruiker toevoegen</text:span></text:span><text:span text:style-name="Strong_20_Emphasis"><text:span text:style-name="T102">.</text:span></text:span></text:p>
          </table:table-cell>
        </table:table-row>
        <table:table-row table:style-name="TableLine9453301956201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33019514736">
          <table:table-cell table:style-name="_33_._5f_Installatie_5f_afron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8" draw:name="Vorm25" draw:style-name="gr2" draw:text-style-name="P11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1">een </text:span></text:span><text:span text:style-name="Strong_20_Emphasis"><text:span text:style-name="T103">druk</text:span></text:span><text:span text:style-name="Strong_20_Emphasis"><text:span text:style-name="T71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4">sof</text:span></text:span><text:span text:style-name="Strong_20_Emphasis"><text:span text:style-name="T155">t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90">Software</text:span></text:span><text:span text:style-name="Strong_20_Emphasis"><text:span text:style-name="T78">.</text:span></text:span></text:p>
          </table:table-cell>
        </table:table-row>
        <table:table-row table:style-name="TableLine94533019563632">
          <table:table-cell table:style-name="_33_._5f_Installatie_5f_afronden.A1" office:value-type="string">
            <text:p text:style-name="P68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94"><text:span text:style-name="T329">Klik op </text:span><text:span text:style-name="T341">Updates</text:span><text:span text:style-name="T330"> en a</text:span><text:span text:style-name="T331">ls</text:span><text:span text:style-name="T332"> </text:span><text:span text:style-name="T333">er </text:span><text:span text:style-name="T332">updates beschikbaar zijn, k</text:span><text:span text:style-name="T334">lik op </text:span><text:span text:style-name="Strong_20_Emphasis"><text:span text:style-name="T340">Downloaden</text:span></text:span><text:span text:style-name="T334"> </text:span><text:span text:style-name="T335">en vervolgens op </text:span><text:span text:style-name="T342">Herstarten &amp; bijwerken</text:span><text:span text:style-name="T335"> </text:span><text:span text:style-name="T336">en </text:span><text:span text:style-name="T342">Herstarten &amp; </text:span><text:span text:style-name="T343">installeren</text:span><text:span text:style-name="T344">.</text:span></text:p>
          </table:table-cell>
        </table:table-row>
        <table:table-row table:style-name="TableLine9453301942708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9"><text:span text:style-name="T337">Daarna weer </text:span><text:span text:style-name="T338">a</text:span><text:span text:style-name="T339">anmelden als </text:span><text:span text:style-name="Definition"><text:span text:style-name="T17">gebruiker</text:span></text:span><text:span text:style-name="T335">.</text:span></text:p>
          </table:table-cell>
        </table:table-row>
        <table:table-row table:style-name="TableLine945330194677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533019413312">
          <table:table-cell table:style-name="_33_._5f_Installatie_5f_afronden.A1" office:value-type="string">
            <text:p text:style-name="P67"><text:span text:style-name="Strong_20_Emphasis"><text:span text:style-name="T66"><text:s/></text:span></text:span><text:span text:style-name="Strong_20_Emphasis"><text:span text:style-name="T121"><draw:control text:anchor-type="as-char" draw:z-index="16" draw:name="Vorm4_1" draw:style-name="gr2" draw:text-style-name="P11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2"><text:span text:style-name="Strong_20_Emphasis"><text:span text:style-name="T66">Installeer </text:span></text:span><text:span text:style-name="Strong_20_Emphasis"><text:span text:style-name="T104">pakket kz</text:span></text:span><text:span text:style-name="Strong_20_Emphasis"><text:span text:style-name="T66"> </text:span></text:span><text:span text:style-name="Strong_20_Emphasis"><text:span text:style-name="T69">via via </text:span></text:span><text:span text:style-name="Strong_20_Emphasis"><text:span text:style-name="T71">een </text:span></text:span><text:span text:style-name="Strong_20_Emphasis"><text:span text:style-name="T72">druk op de </text:span></text:span><text:span text:style-name="Strong_20_Emphasis"><text:span text:style-name="T86">Super</text:span></text:span><text:span text:style-name="Strong_20_Emphasis"><text:span text:style-name="T72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54">ter</text:span></text:span><text:span text:style-name="Strong_20_Emphasis"><text:span text:style-name="T155">m</text:span></text:span><text:span text:style-name="Strong_20_Emphasis"><text:span text:style-name="T75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56">Terminalvenster</text:span></text:span><text:span text:style-name="Strong_20_Emphasis"><text:span text:style-name="T75">. </text:span></text:span></text:p>
          </table:table-cell>
        </table:table-row>
        <table:table-row table:style-name="TableLine94533019472016">
          <table:table-cell table:style-name="_33_._5f_Installatie_5f_afronden.A1" office:value-type="string">
            <text:p text:style-name="P71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76"><text:span text:style-name="T4">Typ</text:span><text:span text:style-name="Strong_20_Emphasis"><text:span text:style-name="T79">, of </text:span></text:span><text:span text:style-name="Strong_20_Emphasis"><text:span text:style-name="T75">kopieer en plak, de</text:span></text:span><text:span text:style-name="Strong_20_Emphasis"><text:span text:style-name="T105">z</text:span></text:span><text:span text:style-name="Strong_20_Emphasis"><text:span text:style-name="T106">e</text:span></text:span><text:span text:style-name="Strong_20_Emphasis"><text:span text:style-name="T75"> </text:span></text:span><text:span text:style-name="Strong_20_Emphasis"><text:span text:style-name="T81">drie </text:span></text:span><text:span text:style-name="Strong_20_Emphasis"><text:span text:style-name="T75">opdrachten, ieder gevolgd door de </text:span></text:span><text:span text:style-name="Strong_20_Emphasis"><text:span text:style-name="T70">Enter</text:span></text:span><text:span text:style-name="Strong_20_Emphasis"><text:span text:style-name="T69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53301942195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2"><text:span text:style-name="Strong_20_Emphasis"><text:span text:style-name="T81">V</text:span></text:span><text:span text:style-name="Strong_20_Emphasis"><text:span text:style-name="T82">olg </text:span></text:span><text:span text:style-name="Strong_20_Emphasis"><text:span text:style-name="T83">de aanwijzingen op het scherm.</text:span></text:span></text:p>
          </table:table-cell>
        </table:table-row>
        <table:table-row table:style-name="TableLine94533019542096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533019379808">
          <table:table-cell table:style-name="_33_._5f_Installatie_5f_afronden.A1" office:value-type="string">
            <text:p text:style-name="P68"><text:span text:style-name="Strong_20_Emphasis"><text:span text:style-name="T66"><text:s/></text:span></text:span><text:span text:style-name="Strong_20_Emphasis"><text:span text:style-name="T121"><draw:control text:anchor-type="as-char" draw:z-index="9" draw:name="Vorm33" draw:style-name="gr2" draw:text-style-name="P114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69"><text:span text:style-name="Strong_20_Emphasis"><text:span text:style-name="T107">Rond de</text:span></text:span><text:span text:style-name="Strong_20_Emphasis"><text:span text:style-name="T108"> installatie </text:span></text:span><text:span text:style-name="Strong_20_Emphasis"><text:span text:style-name="T107">af </text:span></text:span><text:span text:style-name="Strong_20_Emphasis"><text:span text:style-name="T69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2">.</text:span></text:span></text:p>
          </table:table-cell>
        </table:table-row>
        <table:table-row table:style-name="TableLine94533019485760">
          <table:table-cell table:style-name="_33_._5f_Installatie_5f_afronden.A1" office:value-type="string">
            <text:p text:style-name="P68"><text:span text:style-name="Strong_20_Emphasis"><text:span text:style-name="T66"/></text:span></text:p>
          </table:table-cell>
          <table:table-cell table:style-name="_33_._5f_Installatie_5f_afronden.A1" office:value-type="string">
            <text:p text:style-name="P90"><text:span text:style-name="Strong_20_Emphasis"><text:span text:style-name="T92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91">3 </text:span></text:span><text:span text:style-name="Strong_20_Emphasis"><text:span text:style-name="T192">Installatie</text:span></text:span><text:span text:style-name="Strong_20_Emphasis"><text:span text:style-name="T193"> </text:span></text:span><text:span text:style-name="Strong_20_Emphasis"><text:span text:style-name="T194">afrond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111">v</text:span></text:span><text:span text:style-name="Strong_20_Emphasis"><text:span text:style-name="T83">olg de aanwijzingen op het scherm.</text:span></text:span></text:p>
          </table:table-cell>
        </table:table-row>
        <table:table-row table:style-name="TableLine94533019473648"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90"/>
          </table:table-cell>
        </table:table-row>
        <table:table-row table:style-name="TableLine94533019559536">
          <table:table-cell table:style-name="_33_._5f_Installatie_5f_afronden.A1" office:value-type="string">
            <text:p text:style-name="P102"><text:span text:style-name="Strong_20_Emphasis"><text:span text:style-name="T66"><text:s/></text:span></text:span><text:span text:style-name="Strong_20_Emphasis"><text:span text:style-name="T121"><draw:control text:anchor-type="as-char" draw:z-index="24" draw:name="Vorm33_0" draw:style-name="gr2" draw:text-style-name="P11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1">Herstart de computer</text:p>
          </table:table-cell>
        </table:table-row>
      </table:table>
      <text:p text:style-name="P63"><text:span text:style-name="Strong_20_Emphasis"><text:span text:style-name="T56"><text:tab/></text:span></text:span></text:p>
      <text:p text:style-name="P64"><text:span text:style-name="Strong_20_Emphasis"><text:span text:style-name="T93"/></text:span></text:p>
      <text:p text:style-name="P65"><text:span text:style-name="Strong_20_Emphasis"><text:span text:style-name="T83"/></text:span></text:p>
      <text:list xml:id="list90828668179139" text:continue-numbering="true" text:style-name="L1">
        <text:list-item>
          <text:p text:style-name="P109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4533019384432">
          <table:table-cell table:style-name="Tabel2.A1" office:value-type="string">
            <text:p text:style-name="P86"><text:span text:style-name="Strong_20_Emphasis"><text:span text:style-name="T66"><text:s/></text:span></text:span><text:span text:style-name="Strong_20_Emphasis"><text:span text:style-name="T121"><draw:control text:anchor-type="as-char" draw:z-index="21" draw:name="Vorm36_0" draw:style-name="gr2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52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7"><text:note text:id="ftn9" text:note-class="footnote"><text:note-citation>1</text:note-citation><text:note-body><text:p text:style-name="P97"><text:span text:style-name="User_20_Entry"><text:span text:style-name="T223">E</text:span></text:span><text:span text:style-name="User_20_Entry"><text:span text:style-name="T254">v</text:span></text:span><text:span text:style-name="User_20_Entry"><text:span text:style-name="T255">en</text:span></text:span><text:span text:style-name="User_20_Entry"><text:span text:style-name="T257">t</text:span></text:span><text:span text:style-name="User_20_Entry"><text:span text:style-name="T258">uele </text:span></text:span><text:span text:style-name="User_20_Entry"><text:span text:style-name="T259">extra </text:span></text:span><text:span text:style-name="User_20_Entry"><text:span text:style-name="T262">gebruiker</text:span></text:span><text:span text:style-name="User_20_Entry"><text:span text:style-name="T259">s aanmelden </text:span></text:span><text:span text:style-name="User_20_Entry"><text:span text:style-name="T260">en dezelfde stappen uitvoeren</text:span></text:span><text:span text:style-name="User_20_Entry"><text:span text:style-name="T256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533019510848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533019632736">
          <table:table-cell table:style-name="Tabel2.A1" office:value-type="string">
            <text:p text:style-name="P91"><text:span text:style-name="Strong_20_Emphasis"><text:span text:style-name="T66"><text:s/></text:span></text:span><text:span text:style-name="Strong_20_Emphasis"><text:span text:style-name="T121"><draw:control text:anchor-type="as-char" draw:z-index="22" draw:name="Vorm36_2" draw:style-name="gr2" draw:text-style-name="P114" svg:width="0.35cm" svg:height="0.35cm" draw:control="control23"/></text:span></text:span></text:p>
          </table:table-cell>
          <table:table-cell table:style-name="Tabel2.A1" office:value-type="string">
            <text:p text:style-name="P51"><text:span text:style-name="Strong_20_Emphasis"><text:span text:style-name="T112">R</text:span></text:span><text:span text:style-name="Strong_20_Emphasis"><text:span text:style-name="T113">icht </text:span></text:span><text:span text:style-name="Strong_20_Emphasis"><text:span text:style-name="T114">de </text:span></text:span><text:span text:style-name="Definition"><text:span text:style-name="T26">gebruiker</text:span></text:span><text:span text:style-name="Strong_20_Emphasis"><text:span text:style-name="T113"> </text:span></text:span><text:span text:style-name="Strong_20_Emphasis"><text:span text:style-name="T115">in </text:span></text:span><text:span text:style-name="Strong_20_Emphasis"><text:span text:style-name="T69">via </text:span></text:span><text:span text:style-name="Strong_20_Emphasis"><text:span text:style-name="T109">een</text:span></text:span><text:span text:style-name="Strong_20_Emphasis"><text:span text:style-name="T110"> druk</text:span></text:span><text:span text:style-name="Strong_20_Emphasis"><text:span text:style-name="T109"> op</text:span></text:span><text:span text:style-name="Strong_20_Emphasis"><text:span text:style-name="T78"> de </text:span></text:span><text:span text:style-name="Strong_20_Emphasis"><text:span text:style-name="T86">Super</text:span></text:span><text:span text:style-name="Strong_20_Emphasis"><text:span text:style-name="T78">-toets</text:span></text:span><text:span text:style-name="Strong_20_Emphasis"><text:span text:style-name="T36"><text:note text:id="ftn10" text:note-class="footnote"><text:note-citation>2</text:note-citation><text:note-body><text:p text:style-name="P26"><text:span text:style-name="T294">D</text:span>e <text:span text:style-name="T404">Super</text:span>-toets <text:span text:style-name="T294">is </text:span>de Windows<text:span text:style-name="T398">-</text:span><text:span text:style-name="T399">toets</text:span>, <text:span text:style-name="T398">C</text:span>ommand-<text:span text:style-name="T399">toets</text:span>, of <text:span text:style-name="T398">V</text:span>ergrootglas-toets.</text:p></text:note-body></text:note></text:span></text:span><text:span text:style-name="Strong_20_Emphasis"><text:span text:style-name="T71">, </text:span></text:span><text:span text:style-name="Strong_20_Emphasis"><text:span text:style-name="T73">t</text:span></text:span><text:span text:style-name="Strong_20_Emphasis"><text:span text:style-name="T74">yp </text:span></text:span><text:span text:style-name="Strong_20_Emphasis"><text:span text:style-name="T165">men</text:span></text:span><text:span text:style-name="Strong_20_Emphasis"><text:span text:style-name="T158">u</text:span></text:span><text:span text:style-name="Strong_20_Emphasis"><text:span text:style-name="T72"> </text:span></text:span><text:span text:style-name="Strong_20_Emphasis"><text:span text:style-name="T76">e</text:span></text:span><text:span text:style-name="Strong_20_Emphasis"><text:span text:style-name="T69">n </text:span></text:span><text:span text:style-name="Strong_20_Emphasis"><text:span text:style-name="T77">k</text:span></text:span><text:span text:style-name="Strong_20_Emphasis"><text:span text:style-name="T69">lik op het pictogram van </text:span></text:span><text:span text:style-name="Strong_20_Emphasis"><text:span text:style-name="T183">Installatiem</text:span></text:span><text:span text:style-name="Strong_20_Emphasis"><text:span text:style-name="T184">enu</text:span></text:span><text:span text:style-name="Strong_20_Emphasis"><text:span text:style-name="T72">.</text:span></text:span></text:p>
          </table:table-cell>
        </table:table-row>
        <table:table-row table:style-name="TableLine9453301966083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92">K</text:span></text:span><text:span text:style-name="Strong_20_Emphasis"><text:span text:style-name="T90">ie</text:span></text:span><text:span text:style-name="Strong_20_Emphasis"><text:span text:style-name="T91">s </text:span></text:span><text:span text:style-name="Strong_20_Emphasis"><text:span text:style-name="T191">4 </text:span></text:span><text:span text:style-name="Strong_20_Emphasis"><text:span text:style-name="T166">Gebruiker inrichten</text:span></text:span><text:span text:style-name="Strong_20_Emphasis"><text:span text:style-name="T92"> </text:span></text:span><text:span text:style-name="Strong_20_Emphasis"><text:span text:style-name="T93">en </text:span></text:span><text:span text:style-name="Strong_20_Emphasis"><text:span text:style-name="T116">v</text:span></text:span><text:span text:style-name="Strong_20_Emphasis"><text:span text:style-name="T83">olg de aanwijzingen op het scherm</text:span></text:span><text:span text:style-name="Strong_20_Emphasis"><text:span text:style-name="T153"><text:note text:id="ftn11" text:note-class="footnote"><text:note-citation>3</text:note-citation><text:note-body><text:p text:style-name="P29">Het inrichten kan nagelopen worden <text:span text:style-name="T400">met </text:span>bestanden in <text:span text:style-name="T400">map</text:span><text:span text:style-name="T401"> </text:span><text:span text:style-name="T402">kz-</text:span><text:span text:style-name="T400">install </text:span><text:span text:style-name="T356">en</text:span><text:span text:style-name="T400"> kz-setup </text:span><text:span text:style-name="T403">in </text:span><text:span text:style-name="T401">map Documenten</text:span>.</text:p></text:note-body></text:note></text:span></text:span><text:span text:style-name="Strong_20_Emphasis"><text:span text:style-name="T153">.</text:span></text:span></text:p>
          </table:table-cell>
        </table:table-row>
        <table:table-row table:style-name="TableLine945330196502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4533019666224">
          <table:table-cell table:style-name="Tabel2.A1" office:value-type="string">
            <text:p text:style-name="P20"><text:span text:style-name="Strong_20_Emphasis"><text:span text:style-name="T119"><text:s/></text:span></text:span><text:span text:style-name="Strong_20_Emphasis"><text:span text:style-name="T123"><draw:control text:anchor-type="as-char" draw:z-index="23" draw:name="Vorm36_1" draw:style-name="gr2" draw:text-style-name="P114" svg:width="0.35cm" svg:height="0.35cm" draw:control="control24"/></text:span></text:span></text:p>
          </table:table-cell>
          <table:table-cell table:style-name="Tabel2.A1" office:value-type="string">
            <text:p text:style-name="P59">Afmelden.</text:p>
          </table:table-cell>
        </table:table-row>
      </table:table>
      <text:p text:style-name="P46"><text:span text:style-name="Strong_20_Emphasis"><text:span text:style-name="T117"/></text:span></text:p>
      <text:p text:style-name="P19"/>
      <text:p text:style-name="P95"><text:span text:style-name="T208">E</text:span><text:span text:style-name="T209">inde c</text:span><text:span text:style-name="T210">hecklist, </text:span><text:span text:style-name="T211">d</text:span><text:span text:style-name="T210">e</text:span><text:span text:style-name="T315"> installatie van </text:span><text:span text:style-name="T315"><text:reference-ref text:reference-format="text" text:ref-name="Distributie">Debian</text:reference-ref></text:span><text:span text:style-name="T315"><text:s/></text:span><text:span text:style-name="Strong_20_Emphasis"><text:span text:style-name="T316">GNU/Linux</text:span></text:span><text:span text:style-name="Strong_20_Emphasis"><text:span text:style-name="T315"> </text:span></text:span><text:span text:style-name="T317"><text:reference-ref text:reference-format="text" text:ref-name="Versie">11</text:reference-ref></text:span><text:span text:style-name="Strong_20_Emphasis"><text:span text:style-name="T319"><text:s/></text:span></text:span><text:span text:style-name="Strong_20_Emphasis"><text:span text:style-name="T320">LTS</text:span></text:span><text:span text:style-name="T318"> </text:span><text:span text:style-name="T315"><text:reference-ref text:reference-format="text" text:ref-name="Editie">desktop</text:reference-ref></text:span><text:span text:style-name="T315"><text:s/>is voltooid.</text:span></text:p>
      <text:p text:style-name="P45"/>
      <text:p text:style-name="P36"><text:span text:style-name="T133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5-01T09:08:26.540666799">01-05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5-01T09:08:26.310378508</dc:date>
    <meta:keyword>Installatie</meta:keyword>
    <meta:keyword>Checklist</meta:keyword>
    <meta:keyword>Linux</meta:keyword>
    <meta:editing-cycles>6520</meta:editing-cycles>
    <meta:editing-duration>P11DT13H27M2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870" meta:character-count="5869" meta:non-whitespace-character-count="5033"/>
    <meta:user-defined meta:name="Info 1"/>
    <meta:user-defined meta:name="Info 2"/>
    <meta:user-defined meta:name="Info 3"/>
    <meta:user-defined meta:name="Info 4"/>
  </office:meta>
</office:document-meta>
</file>